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  <style:style style:name="P2" style:family="paragraph" style:parent-style-name="Standard" style:list-style-name="L1">
      <style:text-properties style:font-name="Courier New" fo:font-size="11pt" style:font-size-asian="11pt" style:font-size-complex="11pt"/>
    </style:style>
    <style:style style:name="P3" style:family="paragraph" style:parent-style-name="Standard" style:list-style-name="L3">
      <style:text-properties style:font-name="Courier New" fo:font-size="11pt" style:font-size-asian="11pt" style:font-size-complex="11pt"/>
    </style:style>
    <style:style style:name="P4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 style:list-style-name="L2">
      <style:text-properties style:font-name="Courier New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ingo, John Carlo R.<text:tab/><text:tab/><text:tab/><text:tab/> <text:s text:c="10"/>January 10, 2018</text:p>
      <text:p text:style-name="P1">ICS1-1A MWF 1:45PM-3:00PM M307<text:tab/><text:tab/><text:tab/><text:tab/><text:tab/> Laboratory</text:p>
      <text:p text:style-name="P1"/>
      <text:p text:style-name="P1"/>
      <text:p text:style-name="P1"/>
      <text:p text:style-name="P1"/>
      <text:p text:style-name="P6">LEARNING CONTRACT</text:p>
      <text:p text:style-name="P1"/>
      <text:p text:style-name="P1"/>
      <text:p text:style-name="P1"/>
      <text:p text:style-name="P1"/>
      <text:p text:style-name="P4"/>
      <text:p text:style-name="P4"><text:tab/>Expectations</text:p>
      <text:p text:style-name="P1"><text:tab/>- I expect the teacher to be considerate</text:p>
      <text:p text:style-name="P1"><text:tab/>- I expect to gain a lot more knowledge regrading IT</text:p>
      <text:p text:style-name="P1"><text:tab/>- I expect to be different this year</text:p>
      <text:p text:style-name="P1"><text:tab/>- I expect to be different and get stronger on studying</text:p>
      <text:list xml:id="list1606255490419634328" text:style-name="L1">
        <text:list-item>
          <text:list>
            <text:list-item>
              <text:p text:style-name="P2">I expect to pass this subject</text:p>
            </text:list-item>
          </text:list>
        </text:list-item>
      </text:list>
      <text:p text:style-name="P1"/>
      <text:p text:style-name="P4"/>
      <text:p text:style-name="P4"/>
      <text:p text:style-name="P4"><text:tab/>Motivations</text:p>
      <text:p text:style-name="P4"><text:tab/>- <text:span text:style-name="T2">Goals and dreams</text:span></text:p>
      <text:p text:style-name="P4"><text:tab/>- <text:span text:style-name="T2">Future plans and expectations</text:span></text:p>
      <text:p text:style-name="P4"><text:tab/>- <text:span text:style-name="T2">To get a good job in the future</text:span></text:p>
      <text:p text:style-name="P4"><text:tab/>- <text:span text:style-name="T2">To make my parents proud and get a great job</text:span></text:p>
      <text:list xml:id="list4464885052490955531" text:style-name="L2">
        <text:list-item>
          <text:list>
            <text:list-item>
              <text:p text:style-name="P5"><text:span text:style-name="T2">Allowance</text:span></text:p>
              <text:p text:style-name="P5"><text:span text:style-name="T2"/></text:p>
            </text:list-item>
          </text:list>
        </text:list-item>
      </text:list>
      <text:p text:style-name="P1"/>
      <text:p text:style-name="P1"/>
      <text:p text:style-name="P1"><text:span text:style-name="T1"><text:tab/>Contributions</text:span></text:p>
      <text:p text:style-name="P1"><text:tab/>- Regularly attending class</text:p>
      <text:p text:style-name="P1"><text:tab/>- Being disciplined in class</text:p>
      <text:p text:style-name="P1"><text:tab/>- To give new cultures</text:p>
      <text:p text:style-name="P1"><text:tab/>- Come every class and ask questions I don't know their answers</text:p>
      <text:list xml:id="list2813865130337097372" text:style-name="L3">
        <text:list-item>
          <text:list>
            <text:list-item>
              <text:p text:style-name="P3">Don't be late</text:p>
              <text:p text:style-name="P3"/>
            </text:list-item>
          </text:list>
        </text:list-item>
      </text:list>
      <text:p text:style-name="P1"/>
      <text:p text:style-name="P1"/>
      <text:p text:style-name="P1"><text:span text:style-name="T1"><text:tab/>Hindrances</text:span></text:p>
      <text:p text:style-name="P1"><text:span text:style-name="T1"><text:tab/>- </text:span><text:span text:style-name="T2">Sickness</text:span></text:p>
      <text:p text:style-name="P1"><text:span text:style-name="T1"><text:tab/>- </text:span><text:span text:style-name="T2">Vices</text:span></text:p>
      <text:p text:style-name="P1"><text:span text:style-name="T1"><text:tab/>- </text:span><text:span text:style-name="T2">Transportation</text:span></text:p>
      <text:p text:style-name="P1"><text:span text:style-name="T1"><text:tab/>- </text:span><text:span text:style-name="T2">Distractions</text:span></text:p>
      <text:p text:style-name="P1"><text:span text:style-name="T1"><text:tab/>- </text:span><text:span text:style-name="T2">Overslept/Being l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4:10:45.97</meta:creation-date>
    <meta:document-statistic meta:table-count="0" meta:image-count="0" meta:object-count="0" meta:page-count="1" meta:paragraph-count="27" meta:word-count="135" meta:character-count="757"/>
    <dc:date>2018-01-10T14:30:41.24</dc:date>
    <meta:editing-duration>PT4M14S</meta:editing-duration>
    <meta:editing-cycles>1</meta:editing-cycles>
    <meta:generator>OpenOffice.org/3.4.1$Win32 OpenOffice.org_project/341m1$Build-9593</meta:generator>
  </office:meta>
</office:document-meta>
</file>